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zxx" fo:country="none" fo:font-weight="bold" officeooo:rsid="000e660d" officeooo:paragraph-rsid="000e660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5pt" fo:language="zxx" fo:country="none" fo:font-weight="bold" officeooo:rsid="002b7366" officeooo:paragraph-rsid="002b736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fo:font-size="15pt" fo:language="en" fo:country="US" fo:font-weight="bold" officeooo:rsid="001b0981" officeooo:paragraph-rsid="001b0981" fo:background-color="#b4c7d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>
      <style:text-properties fo:font-size="15pt" fo:language="cs" fo:country="CZ" fo:font-weight="bold" officeooo:rsid="001b0981" officeooo:paragraph-rsid="001b0981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normal" officeooo:rsid="0008ece0" officeooo:paragraph-rsid="0008ec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cs" fo:country="CZ" fo:font-weight="normal" officeooo:rsid="002b7366" officeooo:paragraph-rsid="002b73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language="zxx" fo:country="none" officeooo:rsid="000ba08a" officeooo:paragraph-rsid="000ba08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e660d" officeooo:paragraph-rsid="000e660d" style:language-asian="zxx" style:country-asian="none" style:language-complex="zxx" style:country-complex="none"/>
    </style:style>
    <style:style style:name="P10" style:family="paragraph" style:parent-style-name="Standard">
      <style:text-properties fo:font-size="22pt" fo:language="zxx" fo:country="none" fo:font-weight="bold" officeooo:rsid="00073e5c" officeooo:paragraph-rsid="00073e5c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1" style:family="paragraph" style:parent-style-name="Standard" style:list-style-name="L1">
      <style:text-properties fo:font-size="12pt" fo:language="zxx" fo:country="none" fo:font-weight="normal" officeooo:rsid="0009eaf2" officeooo:paragraph-rsid="0009ea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 style:list-style-name="L5">
      <style:text-properties fo:font-size="12pt" fo:language="cs" fo:country="CZ" fo:font-weight="normal" officeooo:rsid="00295491" officeooo:paragraph-rsid="00295491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 style:list-style-name="L6">
      <style:text-properties fo:font-size="12pt" fo:language="cs" fo:country="CZ" fo:font-weight="normal" officeooo:rsid="002b7366" officeooo:paragraph-rsid="002b73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 style:list-style-name="L5">
      <style:text-properties fo:font-size="12pt" fo:language="en" fo:country="US" fo:font-weight="normal" officeooo:rsid="0024a316" officeooo:paragraph-rsid="0024a316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 style:list-style-name="L5">
      <style:text-properties fo:font-size="12pt" fo:language="en" fo:country="US" fo:font-weight="normal" officeooo:rsid="0024a316" officeooo:paragraph-rsid="003b1611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 style:list-style-name="L7">
      <style:text-properties fo:font-size="12pt" fo:language="en" fo:country="US" fo:font-weight="normal" officeooo:rsid="002d94b7" officeooo:paragraph-rsid="002d94b7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 style:list-style-name="L5">
      <style:text-properties fo:font-size="12pt" fo:language="en" fo:country="US" fo:font-weight="normal" officeooo:rsid="003a1f88" officeooo:paragraph-rsid="003a1f88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 style:list-style-name="L7">
      <style:text-properties fo:font-size="12pt" fo:language="en" fo:country="US" fo:font-weight="normal" officeooo:rsid="002d94b7" officeooo:paragraph-rsid="002d94b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 style:list-style-name="L7">
      <style:text-properties fo:font-size="12pt" fo:language="en" fo:country="US" fo:font-weight="normal" officeooo:rsid="002d94b7" officeooo:paragraph-rsid="002d94b7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 style:list-style-name="L5">
      <style:text-properties fo:font-size="12pt" fo:language="en" fo:country="US" fo:font-weight="normal" officeooo:rsid="003cd5df" officeooo:paragraph-rsid="003cd5df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 style:list-style-name="L5">
      <style:text-properties fo:font-size="12pt" fo:language="en" fo:country="US" fo:font-weight="normal" officeooo:rsid="003b1611" officeooo:paragraph-rsid="003b1611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fo:font-size="12pt" fo:language="en" fo:country="US" fo:font-weight="normal" officeooo:rsid="0024a316" officeooo:paragraph-rsid="003b1611" fo:background-color="transparent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 style:list-style-name="L2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24" style:family="paragraph" style:parent-style-name="Standard" style:list-style-name="L3">
      <style:text-properties fo:font-size="15pt" fo:language="zxx" fo:country="none" fo:font-weight="bold" officeooo:rsid="0012442b" officeooo:paragraph-rsid="0012442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5" style:family="paragraph" style:parent-style-name="Standard" style:list-style-name="L4">
      <style:text-properties fo:font-size="15pt" fo:language="zxx" fo:country="none" fo:font-weight="bold" officeooo:rsid="0019343f" officeooo:paragraph-rsid="001c278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6" style:family="paragraph" style:parent-style-name="Standard" style:list-style-name="L4">
      <style:text-properties fo:font-size="15pt" fo:language="zxx" fo:country="none" fo:font-weight="bold" officeooo:rsid="0019343f" officeooo:paragraph-rsid="0019343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7" style:family="paragraph" style:parent-style-name="Standard" style:list-style-name="L3">
      <style:text-properties fo:font-size="15pt" fo:language="zxx" fo:country="none" fo:font-weight="bold" officeooo:rsid="0012442b" officeooo:paragraph-rsid="0012442b" fo:background-color="#ff0000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8" style:family="paragraph" style:parent-style-name="Standard" style:list-style-name="L5">
      <style:text-properties fo:font-size="15pt" fo:language="zxx" fo:country="none" fo:font-weight="bold" officeooo:rsid="0024a316" officeooo:paragraph-rsid="0024a316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9" style:family="paragraph" style:parent-style-name="Standard" style:list-style-name="L7">
      <style:text-properties fo:font-size="15pt" fo:language="zxx" fo:country="none" fo:font-weight="bold" officeooo:rsid="002d94b7" officeooo:paragraph-rsid="002d94b7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0ba08a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ed85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553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0eb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2442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2662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8fda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343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fo:background-color="#77bc65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fo:background-color="#b4c7dc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6f240" fo:background-color="#b4c7dc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officeooo:rsid="0013ce8b" style:font-size-asian="10.5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3d927c" style:font-size-asian="10.5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officeooo:rsid="003d927c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fo:font-size="12pt" fo:language="en" fo:country="US" fo:font-weight="normal" officeooo:rsid="003d927c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fo:font-size="12pt" fo:language="en" fo:country="US" fo:font-weight="normal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fo:font-size="12pt" fo:language="cs" fo:country="CZ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language="cs" fo:country="CZ" fo:font-weight="normal" officeooo:rsid="001285d6" style:font-size-asian="10.5pt" style:font-weight-asian="normal" style:font-size-complex="12pt" style:font-weight-complex="normal"/>
    </style:style>
    <style:style style:name="T25" style:family="text">
      <style:text-properties fo:font-size="12pt" fo:language="cs" fo:country="CZ" fo:font-weight="normal" officeooo:rsid="00139878" style:font-size-asian="10.5pt" style:font-weight-asian="normal" style:font-size-complex="12pt" style:font-weight-complex="normal"/>
    </style:style>
    <style:style style:name="T26" style:family="text">
      <style:text-properties fo:font-size="12pt" fo:language="cs" fo:country="CZ" fo:font-weight="normal" officeooo:rsid="0013ce8b" style:font-size-asian="10.5pt" style:font-weight-asian="normal" style:font-size-complex="12pt" style:font-weight-complex="normal"/>
    </style:style>
    <style:style style:name="T27" style:family="text">
      <style:text-properties fo:font-size="12pt" fo:language="cs" fo:country="CZ" fo:font-weight="normal" officeooo:rsid="00149c29" style:font-size-asian="10.5pt" style:font-weight-asian="normal" style:font-size-complex="12pt" style:font-weight-complex="normal"/>
    </style:style>
    <style:style style:name="T28" style:family="text">
      <style:text-properties fo:font-size="12pt" fo:language="cs" fo:country="CZ" fo:font-weight="normal" officeooo:rsid="00126629" style:font-size-asian="10.5pt" style:font-weight-asian="normal" style:font-size-complex="12pt" style:font-weight-complex="normal"/>
    </style:style>
    <style:style style:name="T29" style:family="text">
      <style:text-properties fo:font-size="12pt" fo:language="cs" fo:country="CZ" fo:font-weight="normal" officeooo:rsid="00170924" style:font-size-asian="10.5pt" style:font-weight-asian="normal" style:font-size-complex="12pt" style:font-weight-complex="normal"/>
    </style:style>
    <style:style style:name="T30" style:family="text">
      <style:text-properties fo:font-size="12pt" fo:language="cs" fo:country="CZ" fo:font-weight="normal" officeooo:rsid="0017f46e" style:font-size-asian="10.5pt" style:font-weight-asian="normal" style:font-size-complex="12pt" style:font-weight-complex="normal"/>
    </style:style>
    <style:style style:name="T31" style:family="text">
      <style:text-properties fo:font-size="12pt" fo:language="cs" fo:country="CZ" fo:font-weight="normal" officeooo:rsid="001d2f07" style:font-size-asian="10.5pt" style:font-weight-asian="normal" style:font-size-complex="12pt" style:font-weight-complex="normal"/>
    </style:style>
    <style:style style:name="T32" style:family="text">
      <style:text-properties fo:font-size="12pt" fo:language="cs" fo:country="CZ" fo:font-weight="normal" officeooo:rsid="001dced8" style:font-size-asian="10.5pt" style:font-weight-asian="normal" style:font-size-complex="12pt" style:font-weight-complex="normal"/>
    </style:style>
    <style:style style:name="T33" style:family="text">
      <style:text-properties fo:font-size="12pt" fo:language="cs" fo:country="CZ" fo:font-weight="normal" officeooo:rsid="001f3e01" style:font-size-asian="10.5pt" style:font-weight-asian="normal" style:font-size-complex="12pt" style:font-weight-complex="normal"/>
    </style:style>
    <style:style style:name="T34" style:family="text">
      <style:text-properties fo:font-size="12pt" fo:language="cs" fo:country="CZ" fo:font-weight="normal" officeooo:rsid="00213958" style:font-size-asian="10.5pt" style:font-weight-asian="normal" style:font-size-complex="12pt" style:font-weight-complex="normal"/>
    </style:style>
    <style:style style:name="T35" style:family="text">
      <style:text-properties fo:font-size="12pt" fo:language="cs" fo:country="CZ" fo:font-weight="normal" officeooo:rsid="0022ca7c" style:font-size-asian="10.5pt" style:font-weight-asian="normal" style:font-size-complex="12pt" style:font-weight-complex="normal"/>
    </style:style>
    <style:style style:name="T36" style:family="text">
      <style:text-properties fo:font-size="12pt" fo:language="cs" fo:country="CZ" fo:font-weight="normal" officeooo:rsid="00230cfd" style:font-size-asian="10.5pt" style:font-weight-asian="normal" style:font-size-complex="12pt" style:font-weight-complex="normal"/>
    </style:style>
    <style:style style:name="T37" style:family="text">
      <style:text-properties fo:font-size="12pt" fo:language="cs" fo:country="CZ" fo:font-weight="normal" officeooo:rsid="002b7366" style:font-size-asian="10.5pt" style:font-weight-asian="normal" style:font-size-complex="12pt" style:font-weight-complex="normal"/>
    </style:style>
    <style:style style:name="T38" style:family="text">
      <style:text-properties fo:font-size="12pt" fo:language="cs" fo:country="CZ" fo:font-weight="normal" officeooo:rsid="002ced73" style:font-size-asian="10.5pt" style:font-weight-asian="normal" style:font-size-complex="12pt" style:font-weight-complex="normal"/>
    </style:style>
    <style:style style:name="T39" style:family="text">
      <style:text-properties fo:font-size="12pt" fo:language="cs" fo:country="CZ" fo:font-weight="normal" officeooo:rsid="002d945d" style:font-size-asian="10.5pt" style:font-weight-asian="normal" style:font-size-complex="12pt" style:font-weight-complex="normal"/>
    </style:style>
    <style:style style:name="T40" style:family="text">
      <style:text-properties fo:font-size="12pt" fo:language="cs" fo:country="CZ" fo:font-weight="normal" officeooo:rsid="00385e29" style:font-size-asian="10.5pt" style:font-weight-asian="normal" style:font-size-complex="12pt" style:font-weight-complex="normal"/>
    </style:style>
    <style:style style:name="T41" style:family="text">
      <style:text-properties fo:font-size="12pt" fo:language="cs" fo:country="CZ" fo:font-weight="normal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fo:font-size="12pt" fo:language="cs" fo:country="CZ" fo:font-weight="normal" officeooo:rsid="0015ab3c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fo:font-size="12pt" fo:language="cs" fo:country="CZ" fo:font-weight="normal" officeooo:rsid="0017d36f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fo:font-size="12pt" fo:language="cs" fo:country="CZ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fo:background-color="#77bc65" loext:char-shading-value="0" style:font-size-asian="10.5pt" style:font-weight-asian="normal" style:font-size-complex="12pt" style:font-weight-complex="normal"/>
    </style:style>
    <style:style style:name="T46" style:family="text">
      <style:text-properties fo:language="cs" fo:country="CZ"/>
    </style:style>
    <style:style style:name="T47" style:family="text">
      <style:text-properties fo:language="cs" fo:country="CZ" officeooo:rsid="002f0fdd"/>
    </style:style>
    <style:style style:name="T48" style:family="text">
      <style:text-properties fo:language="cs" fo:country="CZ" officeooo:rsid="00306ae1"/>
    </style:style>
    <style:style style:name="T49" style:family="text">
      <style:text-properties fo:language="cs" fo:country="CZ" officeooo:rsid="0030ff69"/>
    </style:style>
    <style:style style:name="T50" style:family="text">
      <style:text-properties fo:language="cs" fo:country="CZ" officeooo:rsid="0032badb" fo:background-color="transparent" loext:char-shading-value="0"/>
    </style:style>
    <style:style style:name="T51" style:family="text">
      <style:text-properties fo:language="cs" fo:country="CZ" officeooo:rsid="0032f23e" fo:background-color="transparent" loext:char-shading-value="0"/>
    </style:style>
    <style:style style:name="T52" style:family="text">
      <style:text-properties style:use-window-font-color="true" loext:opacity="0%" fo:font-size="12pt" fo:language="cs" fo:country="CZ" fo:font-weight="normal" officeooo:rsid="00295491" fo:background-color="transparent" loext:char-shading-value="0" style:font-size-asian="10.5pt" style:font-weight-asian="normal" style:font-size-complex="12pt" style:font-weight-complex="normal"/>
    </style:style>
    <style:style style:name="T53" style:family="text">
      <style:text-properties style:use-window-font-color="true" loext:opacity="0%" fo:font-size="12pt" fo:language="cs" fo:country="CZ" fo:font-weight="normal" officeooo:rsid="002b39b2" fo:background-color="transparent" loext:char-shading-value="0" style:font-size-asian="10.5pt" style:font-weight-asian="normal" style:font-size-complex="12pt" style:font-weight-complex="normal"/>
    </style:style>
    <style:style style:name="T54" style:family="text">
      <style:text-properties style:use-window-font-color="true" loext:opacity="0%" fo:font-size="12pt" fo:font-weight="normal" officeooo:rsid="00295491" fo:background-color="transparent" loext:char-shading-value="0" style:font-size-asian="10.5pt" style:font-weight-asian="normal" style:font-size-complex="12pt" style:font-weight-complex="normal"/>
    </style:style>
    <style:style style:name="T55" style:family="text">
      <style:text-properties officeooo:rsid="002f0fdd"/>
    </style:style>
    <style:style style:name="T56" style:family="text">
      <style:text-properties fo:language="en" fo:country="AE" officeooo:rsid="00306ae1"/>
    </style:style>
    <style:style style:name="T57" style:family="text">
      <style:text-properties fo:background-color="transparent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fo:background-color="#b4c7dc" loext:char-shading-value="0"/>
    </style:style>
    <style:style style:name="T60" style:family="text">
      <style:text-properties fo:background-color="#77bc65" loext:char-shading-value="0"/>
    </style:style>
    <style:style style:name="T61" style:family="text">
      <style:text-properties officeooo:rsid="003d927c"/>
    </style:style>
    <style:style style:name="T62" style:family="text">
      <style:text-properties fo:font-weight="bold" officeooo:rsid="003d927c" style:font-weight-asian="bold" style:font-weight-complex="bold"/>
    </style:style>
    <style:style style:name="T63" style:family="text">
      <style:text-properties fo:font-size="13pt" fo:font-weight="bold" officeooo:rsid="003d927c" style:font-size-asian="13pt" style:font-weight-asian="bold" style:font-size-complex="13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shbone uart scope</text:p>
      <text:p text:style-name="P5">skládá se z <text:span text:style-name="T1">6 FPGA modulů</text:span>:</text:p>
      <text:list xml:id="list3404412208" text:style-name="L1">
        <text:list-item>
          <text:p text:style-name="P11">UartRx</text:p>
        </text:list-item>
        <text:list-item>
          <text:p text:style-name="P11">UartTx</text:p>
        </text:list-item>
        <text:list-item>
          <text:p text:style-name="P11">UartTop</text:p>
        </text:list-item>
        <text:list-item>
          <text:p text:style-name="P11">UartDecoder</text:p>
        </text:list-item>
        <text:list-item>
          <text:p text:style-name="P11">WB_master</text:p>
        </text:list-item>
        <text:list-item>
          <text:p text:style-name="P11">wishbone_top</text:p>
        </text:list-item>
      </text:list>
      <text:p text:style-name="P7">a jednoho komunikačního rozhraní na PC:</text:p>
      <text:p text:style-name="P7"/>
      <text:p text:style-name="P8">a jednoho testovacího PC rozhraní :</text:p>
      <text:list xml:id="list302846941" text:style-name="L2">
        <text:list-item>
          <text:p text:style-name="P23">WBTestbench</text:p>
        </text:list-item>
      </text:list>
      <text:p text:style-name="P9"/>
      <text:p text:style-name="P9"/>
      <text:p text:style-name="P1">UartRx</text:p>
      <text:p text:style-name="P1"><text:span text:style-name="T2"><text:tab/></text:span><text:span text:style-name="T3">Přijímá 8 bitové slovo přes s</text:span><text:span text:style-name="T4">e</text:span><text:span text:style-name="T3">riovou linku, komunkační rychlost je 9600 Baud/s</text:span><text:span text:style-name="T5">(lze parametryzovat)</text:span><text:span text:style-name="T3">.</text:span></text:p>
      <text:p text:style-name="P1"><text:span text:style-name="T3"><text:tab/></text:span><text:span text:style-name="T6">IO port:</text:span></text:p>
      <text:list xml:id="list493738746" text:style-name="L3">
        <text:list-item>
          <text:p text:style-name="P24"><text:span text:style-name="T45">clk</text:span><text:span text:style-name="T2"><text:tab/></text:span><text:span text:style-name="T29">= </text:span><text:span text:style-name="T2">vstupní hodiny, musí být 100Mhz</text:span></text:p>
        </text:list-item>
        <text:list-item>
          <text:p text:style-name="P24"><text:span text:style-name="T10">in_data</text:span><text:span text:style-name="T2"> </text:span><text:span text:style-name="T29">= </text:span><text:span text:style-name="T7">vstupní data přes seriovou linku, posílána bit po bitu.</text:span></text:p>
        </text:list-item>
        <text:list-item>
          <text:p text:style-name="P24"><text:span text:style-name="T11">out_dat</text:span><text:span text:style-name="T12">a</text:span><text:span text:style-name="T17">[7:0]</text:span><text:span text:style-name="T28"> </text:span><text:span text:style-name="T29">=</text:span><text:span text:style-name="T28"> </text:span><text:span text:style-name="T24">výsledná data přenosu, při příjmu bitů jsou okamžitě zobrazeny na těchto drátech, takže v průběhu čtení slova, jsou </text:span><text:span text:style-name="T25">zobrazeny</text:span><text:span text:style-name="T24"> nesmysly.</text:span></text:p>
        </text:list-item>
        <text:list-item>
          <text:p text:style-name="P24"><text:span text:style-name="T11">Rx_done </text:span><text:span text:style-name="T15">= </text:span><text:span text:style-name="T26">po přečtení posledního bitu ze slova, se nastaví do 1</text:span><text:span text:style-name="T27">(při přechodu do STOP ve stavovém automatu)</text:span><text:span text:style-name="T26"> a resetuje </text:span><text:span text:style-name="T30">se</text:span><text:span text:style-name="T26"> při začátku čtení dalšího slova.</text:span></text:p>
        </text:list-item>
        <text:list-item>
          <text:p text:style-name="P27"><text:span text:style-name="T13">b</text:span><text:span text:style-name="T11">usy</text:span><text:span text:style-name="T42"> = </text:span><text:span text:style-name="T43">značí, že dochází k přenosu, v tento moment neaktivní</text:span></text:p>
        </text:list-item>
      </text:list>
      <text:p text:style-name="P1">UartTx</text:p>
      <text:p text:style-name="P1"><text:tab/><text:span text:style-name="T8">Odesílají se 8 bitová slova přes seriovou linku z FPGA. Komunikační rychlost je 9600 Baud/s(lze parametryzovat).</text:span></text:p>
      <text:p text:style-name="P1"><text:span text:style-name="T8"><text:tab/></text:span><text:span text:style-name="T9">IO port</text:span></text:p>
      <text:list xml:id="list3177525599" text:style-name="L4">
        <text:list-item>
          <text:p text:style-name="P25"><text:span text:style-name="T10">clk</text:span><text:span text:style-name="T2"> = </text:span><text:span text:style-name="T6">vstupní hodiny, musí být 100Mhz</text:span></text:p>
        </text:list-item>
        <text:list-item>
          <text:p text:style-name="P26"><text:span text:style-name="T10">in_DataByte[7:0]</text:span><text:span text:style-name="T2"> = </text:span><text:span text:style-name="T31">vstupní 8 bitové slovo, které se bude postupně odesílat pryč přes sériovou komunikaci </text:span><text:span text:style-name="T32">po bitech</text:span><text:span text:style-name="T31">.</text:span></text:p>
        </text:list-item>
        <text:list-item>
          <text:p text:style-name="P26"><text:span text:style-name="T10">in_Start </text:span><text:span text:style-name="T2">=</text:span><text:span text:style-name="T23"> </text:span><text:span text:style-name="T33">Pokud je nastaven, tak je</text:span><text:span text:style-name="T23"> </text:span><text:span text:style-name="T33">požadavek na začátek komunikace, při kterém se uloží data z in_DataByte do interního registru, ze kterého se postupně odesílá.</text:span></text:p>
        </text:list-item>
        <text:list-item>
          <text:p text:style-name="P26"><text:span text:style-name="T11">out_DataBit</text:span><text:span text:style-name="T2"> = </text:span><text:span text:style-name="T33">drát, po kterém jsou postupně odesílány jednotlivé bity pryč ze zařízení. </text:span></text:p>
        </text:list-item>
        <text:list-item>
          <text:p text:style-name="P26"><text:span text:style-name="T11">out_fComplete </text:span><text:span text:style-name="T2">= </text:span><text:span text:style-name="T34">Pokud stavový automat přejde do s_START a není nastavený wire in_Start, nastaví se tento výstup. Po nastavení vstupu in_Start se out_fComplete restartuje.</text:span></text:p>
        </text:list-item>
      </text:list>
      <text:p text:style-name="P1">UartTop</text:p>
      <text:p text:style-name="P1"><text:tab/><text:span text:style-name="T35">Modul, který zp</text:span><text:span text:style-name="T36">r</text:span><text:span text:style-name="T35">ostředkovává komunikaci mezi UartTx a UartRx na jedné straně a ostatními modulami, které chtějí odesílat nebo přijímat data na druhé straně.</text:span></text:p>
      <text:p text:style-name="P1"><text:span text:style-name="T35"><text:tab/></text:span><text:span text:style-name="T36">IO port</text:span></text:p>
      <text:list xml:id="list2594293430" text:style-name="L5">
        <text:list-item>
          <text:p text:style-name="P28"><text:span text:style-name="T36">c</text:span><text:span text:style-name="T23">lk</text:span><text:span text:style-name="T41"> </text:span><text:span text:style-name="T19">= vstupn</text:span><text:span text:style-name="T44">í hodiny</text:span></text:p>
        </text:list-item>
        <text:list-item>
          <text:p text:style-name="P28"><text:span text:style-name="T40">in_w_data</text:span><text:span text:style-name="T14">[7:0]</text:span><text:span text:style-name="T22"> </text:span><text:span text:style-name="T21">= </text:span><text:span text:style-name="T54">pokud je in_valid</text:span><text:span text:style-name="T52"> </text:span><text:span text:style-name="T53">a TxComplete</text:span><text:span text:style-name="T52"> </text:span><text:span text:style-name="T54">ve stavu True, </text:span><text:span text:style-name="T53">tak je byte z in_data přeposlán na vstup transmitera.</text:span></text:p>
        </text:list-item>
        <text:list-item>
          <text:p text:style-name="P12">in_valid<text:span text:style-name="T58"> =</text:span></text:p>
        </text:list-item>
        <text:list-item>
          <text:p text:style-name="P14"><text:soft-page-break/>out_BUSY</text:p>
        </text:list-item>
        <text:list-item>
          <text:p text:style-name="P15">out_signal</text:p>
        </text:list-item>
      </text:list>
      <text:p text:style-name="P22"><text:tab/><text:tab/><text:span text:style-name="T63">Signály pro receivera</text:span></text:p>
      <text:list xml:id="list182607696142852" text:continue-numbering="true" text:style-name="L5">
        <text:list-item>
          <text:p text:style-name="P21">in_signal</text:p>
        </text:list-item>
        <text:list-item>
          <text:p text:style-name="P20">in_RXNE_clear</text:p>
        </text:list-item>
        <text:list-item>
          <text:p text:style-name="P14">out_word[7:0]</text:p>
        </text:list-item>
        <text:list-item>
          <text:p text:style-name="P17">out_RXNE</text:p>
        </text:list-item>
        <text:list-item>
          <text:p text:style-name="P17">out_Rx_ORE</text:p>
        </text:list-item>
      </text:list>
      <text:p text:style-name="P1">UartDecoder</text:p>
      <text:p text:style-name="P1"><text:tab/><text:span text:style-name="T37">Tento modul m</text:span><text:span text:style-name="T38">á</text:span><text:span text:style-name="T37"> 2 funkce.</text:span></text:p>
      <text:list xml:id="list1869729164" text:style-name="L6">
        <text:list-item>
          <text:p text:style-name="P13">Převádí 8 bitová slova na 5 bitová </text:p>
        </text:list-item>
        <text:list-item>
          <text:p text:style-name="P13">5 bitová slova převádí na 34 bitové řídící slovo pro mastera.</text:p>
        </text:list-item>
      </text:list>
      <text:p text:style-name="P6"/>
      <text:p text:style-name="P2"><text:span text:style-name="T23"><text:tab/></text:span><text:span text:style-name="T39">IO port:</text:span></text:p>
      <text:list xml:id="list4058827889" text:style-name="L7">
        <text:list-item>
          <text:p text:style-name="P29"><text:span text:style-name="T39">i_</text:span><text:span text:style-name="T23">clk</text:span></text:p>
        </text:list-item>
        <text:list-item>
          <text:p text:style-name="P29"><text:span text:style-name="T23">i_data_in</text:span><text:span text:style-name="T14">[7:0]</text:span></text:p>
        </text:list-item>
        <text:list-item>
          <text:p text:style-name="P18"><text:span text:style-name="T60">i_data_valid</text:span> <text:span text:style-name="T55">= </text:span><text:span text:style-name="T47">tohle se nikde nepoužívá</text:span></text:p>
        </text:list-item>
        <text:list-item>
          <text:p text:style-name="P19">i_stb<text:span text:style-name="T57"> <text:s/></text:span><text:span text:style-name="T51">= strobe input, při vložení, indikuje, že je tato jednotka vybrána</text:span></text:p>
        </text:list-item>
        <text:list-item>
          <text:p text:style-name="P16">o_stb<text:span text:style-name="T57"> </text:span><text:span text:style-name="T50">= strobe output, </text:span><text:span text:style-name="T51">určuje platný přenos dat</text:span></text:p>
        </text:list-item>
        <text:list-item>
          <text:p text:style-name="P18"><text:span text:style-name="T59">o_word[33:0]</text:span> <text:span text:style-name="T48">= výsledné 34 bitové slovo pro MASTERA. </text:span><text:span text:style-name="T49">H</text:span><text:span text:style-name="T48">orní 2 bity</text:span><text:span text:style-name="T56">[33:32] </text:span><text:span text:style-name="T48">určují, jestli se jedná o čtení, zápis nebo nastavení adresy.</text:span></text:p>
        </text:list-item>
      </text:list>
      <text:p text:style-name="P1">WB_master</text:p>
      <text:p text:style-name="P1">wishbone_t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Vstup</text:p>
      <text:p text:style-name="P1"/>
      <text:p text:style-name="P3">V<text:span text:style-name="T46">ýstu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21:50:22.125000000</meta:creation-date>
    <dc:date>2022-01-17T18:26:06.641000000</dc:date>
    <meta:editing-duration>PT2H13M31S</meta:editing-duration>
    <meta:editing-cycles>58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56" meta:word-count="402" meta:character-count="2430" meta:non-whitespace-character-count="2106"/>
  </office:meta>
</office:document-meta>
</file>